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arlito" fo:font-size="10pt" officeooo:rsid="001f15cd" officeooo:paragraph-rsid="001f15cd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Carlito" fo:font-size="10pt" officeooo:rsid="0020ea0c" officeooo:paragraph-rsid="0020ea0c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Carlito" fo:font-size="10pt" officeooo:rsid="0020ea0c" officeooo:paragraph-rsid="00214467" style:font-size-asian="10pt" style:font-size-complex="10pt"/>
    </style:style>
    <style:style style:name="T1" style:family="text">
      <style:text-properties officeooo:rsid="0019221b"/>
    </style:style>
    <style:style style:name="T2" style:family="text">
      <style:text-properties officeooo:rsid="00214467"/>
    </style:style>
    <style:style style:name="T3" style:family="text">
      <style:text-properties fo:font-weight="bold" officeooo:rsid="00214467" style:font-weight-asian="bold" style:font-weight-complex="bold"/>
    </style:style>
    <style:style style:name="T4" style:family="text">
      <style:text-properties officeooo:rsid="00220c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4">A3</text:span> – <text:span text:style-name="T1">pràctica 5</text:span></text:p>
      <text:p text:style-name="P1"/>
      <text:p text:style-name="P2">Crea una nova pàgina web amb:</text:p>
      <text:p text:style-name="P3">1. Crea una pàgina web similar a la de www.km77.com amb els següents layouts: </text:p>
      <text:p text:style-name="P3"><text:tab/>Capcelera (una imatge) </text:p>
      <text:p text:style-name="P3"><text:tab/>Menús principals (precios y datos, informacines y pruebas, imágenes,... )<text:tab/> </text:p>
      <text:p text:style-name="P3"><text:tab/>Esquerra de la pantalla amb text i imatges de qualsevol cosa </text:p>
      <text:p text:style-name="P3"><text:tab/>Dreta de la pantalla amb links a altres pàgines web </text:p>
      <text:p text:style-name="P3"><text:tab/>Abaix de tot informació de l'empresa (Telf redacció i publicitat, copyright, notificar errors, condicions legals,...) </text:p>
      <text:p text:style-name="P4">2. De l'exercici 1, en la part de l'esquerra fes que ara visualitzi la pàgina web<text:span text:style-name="T2"> </text:span><text:span text:style-name="T3">https://www.ditl.org/</text:span></text:p>
      <text:p text:style-name="P3">3. De l'exercici 1, menys a la part de l'esquerra, a la resta possa-li diferents colors de fons fent servir codi hexadecima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0-11-10T10:59:34.755912725</dc:date>
    <meta:editing-duration>PT3M1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14" meta:character-count="696" meta:non-whitespace-character-count="577"/>
  </office:meta>
</office:document-meta>
</file>